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34CC48154DE00AE57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9.097cm" fo:min-width="4.084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9.045cm" fo:min-width="4.032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9.169cm" fo:min-width="2.886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Long_20_Dash_20__28_Rounded_29_" svg:stroke-color="#ff0000" svg:stroke-linecap="round" draw:fill="none" draw:textarea-horizontal-align="justify" draw:textarea-vertical-align="middle" draw:auto-grow-height="false" fo:min-height="2.221cm" fo:min-width="0.847cm"/>
    </style:style>
    <style:style style:name="gr6" style:family="graphic" style:parent-style-name="standard">
      <style:graphic-properties draw:stroke="dash" draw:stroke-dash="Long_20_Dash_20__28_Rounded_29_" svg:stroke-color="#ff0000" svg:stroke-linecap="round" draw:fill="none" draw:textarea-horizontal-align="justify" draw:textarea-vertical-align="middle" draw:auto-grow-height="false" fo:min-height="0.874cm" fo:min-width="0.398cm"/>
    </style:style>
    <style:style style:name="gr7" style:family="graphic" style:parent-style-name="objectwithoutfill">
      <style:graphic-properties svg:stroke-color="#81aca6" draw:marker-end="Arrowheads_20_2" draw:marker-end-width="0.10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10.717cm" svg:x="0.001cm" svg:y="0cm">
          <draw:image xlink:href="Pictures/10000001000004B00000034CC48154DE00AE576C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9.843cm" svg:x="0.317cm" svg:y="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08cm" svg:height="9.843cm" svg:x="5.715cm" svg:y="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cm" svg:height="9.843cm" svg:x="11.112cm" svg:y="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05cm" svg:height="3.493cm" svg:x="11.43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27cm" svg:height="1.588cm" svg:x="13.33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123cm" svg:y1="1.984cm" svg:x2="12.184cm" svg:y2="3.4cm">
          <text:p/>
        </draw:line>
        <draw:line draw:style-name="gr7" draw:text-style-name="P2" draw:layer="layout" svg:x1="7.65cm" svg:y1="2.7cm" svg:x2="12.52cm" svg:y2="2.712cm">
          <text:p/>
        </draw:line>
        <draw:line draw:style-name="gr7" draw:text-style-name="P2" draw:layer="layout" svg:x1="7.845cm" svg:y1="3.432cm" svg:x2="12.263cm" svg:y2="4.207cm">
          <text:p/>
        </draw:line>
        <draw:line draw:style-name="gr7" draw:text-style-name="P2" draw:layer="layout" svg:x1="7.66cm" svg:y1="3.779cm" svg:x2="13.904cm" svg:y2="4.789cm">
          <text:p/>
        </draw:line>
        <draw:line draw:style-name="gr7" draw:text-style-name="P2" draw:layer="layout" svg:x1="6.919cm" svg:y1="3.214cm" svg:x2="14.168cm" svg:y2="4.405cm">
          <text:p/>
        </draw:line>
        <draw:line draw:style-name="gr7" draw:text-style-name="P2" draw:layer="layout" svg:x1="10.306cm" svg:y1="5.846cm" svg:x2="12.316cm" svg:y2="5.226cm">
          <text:p/>
        </draw:line>
        <draw:line draw:style-name="gr7" draw:text-style-name="P2" draw:layer="layout" svg:x1="7.991cm" svg:y1="4.105cm" svg:x2="12.171cm" svg:y2="3.849cm">
          <text:p/>
        </draw:line>
        <draw:line draw:style-name="gr7" draw:text-style-name="P2" draw:layer="layout" svg:x1="7.699cm" svg:y1="4.903cm" svg:x2="12.091cm" svg:y2="4.617cm">
          <text:p/>
        </draw:line>
        <draw:line draw:style-name="gr7" draw:text-style-name="P2" draw:layer="layout" svg:x1="6.707cm" svg:y1="5.372cm" svg:x2="13.626cm" svg:y2="4.947cm">
          <text:p/>
        </draw:line>
        <draw:line draw:style-name="gr7" draw:text-style-name="P2" draw:layer="layout" svg:x1="7.316cm" svg:y1="5.562cm" svg:x2="12.224cm" svg:y2="4.405cm">
          <text:p/>
        </draw:line>
        <draw:line draw:style-name="gr7" draw:text-style-name="P2" draw:layer="layout" svg:x1="7.66cm" svg:y1="6.066cm" svg:x2="12.528cm" svg:y2="3.254cm">
          <text:p/>
        </draw:line>
        <draw:frame draw:style-name="gr8" draw:text-style-name="P4" draw:layer="layout" svg:width="3.439cm" svg:height="1.115cm" svg:x="1.138cm" svg:y="0.232cm">
          <draw:text-box>
            <text:p text:style-name="P3"><text:span text:style-name="T1">Original Characters</text:span></text:p>
          </draw:text-box>
        </draw:frame>
        <draw:frame draw:style-name="gr8" draw:text-style-name="P4" draw:layer="layout" svg:width="3.439cm" svg:height="1.115cm" svg:x="6.536cm" svg:y="0.317cm">
          <draw:text-box>
            <text:p text:style-name="P3"><text:span text:style-name="T1">Stroke Decomposition</text:span></text:p>
          </draw:text-box>
        </draw:frame>
        <draw:frame draw:style-name="gr8" draw:text-style-name="P4" draw:layer="layout" svg:width="3.439cm" svg:height="0.701cm" svg:x="11.298cm" svg:y="0.317cm">
          <draw:text-box>
            <text:p text:style-name="P3"><text:span text:style-name="T1">Cluster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0.7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0T19:48:47.434000000</dc:date>
    <meta:editing-duration>PT2M22S</meta:editing-duration>
    <meta:editing-cycles>1</meta:editing-cycles>
    <meta:document-statistic meta:object-count="20"/>
    <meta:generator>LibreOffice/7.2.2.2$Windows_X86_64 LibreOffice_project/02b2acce88a210515b4a5bb2e46cbfb63fe97d56</meta:generator>
  </office:meta>
</office:document-meta>
</file>